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1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2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CLIENTE</text:p>
      <text:p text:style-name="Standard"/>
      <text:p text:style-name="Standard"/>
      <text:p text:style-name="P4">SISTEMA HACER-DESHACER-REHACER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>27/02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Standard"/>
      <text:p text:style-name="Standard">El sistema hacer-deshacer-rehacer es muy importante para las aplicaciones en las que se deben manejar documentos, o trabajos, este permite al usuario realizar intentos y poder volver al punto inicial sin mayores traumas.</text:p>
      <text:p text:style-name="Standard"/>
      <text:p text:style-name="Standard">Este sistema comúnmente se implementa mediante el <text:span text:style-name="T1">patrón comando</text:span>, un comando es una maquina de estados donde el estado actual es la acción que el usuario va a realizar y el estado anterior es el estado en el que se encontraba el sistema al cual se le va a aplicar el comando antes de que el usuario lo ejecutara, el comando sabe como cambiar entre estos dos estados a petición del usuario.</text:p>
      <text:p text:style-name="Standard"/>
      <text:p text:style-name="Standard">Para este proyecto se tendrá un <text:span text:style-name="T1">comando de proyecto</text:span>, el cual estará directamente asociado a las peticiones y respuestas del administrador de proyectos, este comando guardara el estado anterior de la parte a la que se le va aplicar la acción y si el usuario llama a deshacer, la restaurará. El comando no ejecuta la acción, para esto necesitara otro objeto que sepa como ejecutar los comando sobre la parte especificada.</text:p>
      <text:p text:style-name="Standard"/>
      <text:p text:style-name="Standard"/>
      <text:p text:style-name="P9">Proceso</text:p>
      <text:p text:style-name="Standard"/>
      <text:p text:style-name="Standard">Una vez se envía la petición al manejador de proyectos, este crea una comando con esta petición y lo pone en una pila de comandos y lo ejecuta.</text:p>
      <text:p text:style-name="Standard">El comando se encarga de crear la respuesta valida a esa petición y de cambiar el modo en el que se va a contestar, este puede ser HACER, REHACER o DESHACER, de esta manera es posible saber cual es la acción opuesta a la petición hecha en el momento que se desee deshacer la misma.</text:p>
      <text:p text:style-name="Standard"/>
      <text:p text:style-name="Standard"/>
      <text:p text:style-name="Standard"/>
      <text:p text:style-name="Standard"/>
      <text:p text:style-name="P10"/>
      <text:p text:style-name="P11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2">David Cuadrado</text:p>
          </table:table-cell>
          <table:table-cell table:style-name="Table1.B2" office:value-type="string">
            <text:p text:style-name="P12">27/02/2007</text:p>
          </table:table-cell>
          <table:table-cell table:style-name="Table1.B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</table:table>
      <text:p text:style-name="P10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4-08T13:20:20</meta:creation-date>
    <dc:creator>David Cuadrado</dc:creator>
    <dc:date>2007-04-08T16:46:40</dc:date>
    <dc:language>es-CO</dc:language>
    <meta:editing-cycles>34</meta:editing-cycles>
    <meta:editing-duration>PT1H23M13S</meta:editing-duration>
    <meta:template xlink:type="simple" xlink:actuate="onRequest" xlink:role="template" xlink:href="../../../../../../../../.ooo-2.0/user/template/ktoon_doc.ott" xlink:title="ktoon_doc" meta:date="2007-04-08T13:20:17"/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23" meta:word-count="299" meta:character-count="1697"/>
  </office:meta>
</office:document-meta>
</file>